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0c4a" officeooo:paragraph-rsid="00120c4a"/>
    </style:style>
    <style:style style:name="P2" style:family="paragraph" style:parent-style-name="Standard">
      <style:text-properties officeooo:rsid="001265a5" officeooo:paragraph-rsid="001265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gvdsgfhfhgf</text:p>
      <text:p text:style-name="P1"/>
      <text:p text:style-name="P2">hygjutkuytht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14:17.046900788</meta:creation-date>
    <dc:date>2017-09-20T18:12:13.666351959</dc:date>
    <meta:editing-duration>PT2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2" meta:character-count="25" meta:non-whitespace-character-count="25"/>
  </office:meta>
</office:document-meta>
</file>